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e11" officeooo:paragraph-rsid="00079e11"/>
    </style:style>
    <style:style style:name="P2" style:family="paragraph" style:parent-style-name="Standard">
      <style:paragraph-properties fo:text-align="start" style:justify-single-word="false"/>
      <style:text-properties officeooo:rsid="00079e11" officeooo:paragraph-rsid="00079e11"/>
    </style:style>
    <style:style style:name="P3" style:family="paragraph" style:parent-style-name="Standard">
      <style:paragraph-properties fo:text-align="start" style:justify-single-word="false"/>
      <style:text-properties officeooo:rsid="00079e11" officeooo:paragraph-rsid="00250e02"/>
    </style:style>
    <style:style style:name="P4" style:family="paragraph" style:parent-style-name="Standard">
      <style:paragraph-properties fo:text-align="start" style:justify-single-word="false"/>
      <style:text-properties officeooo:rsid="00103a41" officeooo:paragraph-rsid="00103a41"/>
    </style:style>
    <style:style style:name="P5" style:family="paragraph" style:parent-style-name="Standard">
      <style:paragraph-properties fo:text-align="start" style:justify-single-word="false"/>
      <style:text-properties officeooo:rsid="00142b64" officeooo:paragraph-rsid="00199be4"/>
    </style:style>
    <style:style style:name="P6" style:family="paragraph" style:parent-style-name="Standard">
      <style:paragraph-properties fo:text-align="start" style:justify-single-word="false"/>
      <style:text-properties officeooo:rsid="00142b64" officeooo:paragraph-rsid="0021d004"/>
    </style:style>
    <style:style style:name="P7" style:family="paragraph" style:parent-style-name="Standard">
      <style:paragraph-properties fo:text-align="start" style:justify-single-word="false"/>
      <style:text-properties officeooo:paragraph-rsid="0021d004"/>
    </style:style>
    <style:style style:name="P8" style:family="paragraph" style:parent-style-name="Standard">
      <style:paragraph-properties fo:text-align="start" style:justify-single-word="false"/>
      <style:text-properties officeooo:paragraph-rsid="00767077"/>
    </style:style>
    <style:style style:name="P9" style:family="paragraph" style:parent-style-name="Standard">
      <style:paragraph-properties fo:text-align="start" style:justify-single-word="false"/>
      <style:text-properties officeooo:paragraph-rsid="007bbd2f"/>
    </style:style>
    <style:style style:name="P10" style:family="paragraph" style:parent-style-name="Standard">
      <style:paragraph-properties fo:text-align="start" style:justify-single-word="false"/>
      <style:text-properties officeooo:paragraph-rsid="007d13e9"/>
    </style:style>
    <style:style style:name="P11" style:family="paragraph" style:parent-style-name="Standard">
      <style:paragraph-properties fo:text-align="start" style:justify-single-word="false"/>
      <style:text-properties officeooo:rsid="00199be4" officeooo:paragraph-rsid="00199be4"/>
    </style:style>
    <style:style style:name="P12" style:family="paragraph" style:parent-style-name="Standard">
      <style:paragraph-properties fo:text-align="start" style:justify-single-word="false"/>
      <style:text-properties officeooo:rsid="001b6c03" officeooo:paragraph-rsid="001b6c03"/>
    </style:style>
    <style:style style:name="P13" style:family="paragraph" style:parent-style-name="Standard">
      <style:paragraph-properties fo:text-align="start" style:justify-single-word="false"/>
      <style:text-properties fo:font-style="italic" officeooo:rsid="00142b64" officeooo:paragraph-rsid="00199be4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42b64" officeooo:paragraph-rsid="006752bf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42b64" officeooo:paragraph-rsid="0068bb0b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142b64" officeooo:paragraph-rsid="006a655e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103a41" officeooo:paragraph-rsid="00103a41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103a41" officeooo:paragraph-rsid="006a655e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2b8e95" officeooo:paragraph-rsid="006a655e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1fd851" officeooo:paragraph-rsid="00199be4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italic" officeooo:rsid="001fd851" officeooo:paragraph-rsid="0021d004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21d004" officeooo:paragraph-rsid="0021d004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officeooo:paragraph-rsid="0021d004" style:font-style-asian="italic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79e11" officeooo:paragraph-rsid="00079e1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1fd851" officeooo:paragraph-rsid="0021d004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1fd851" officeooo:paragraph-rsid="007a0af2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3333ff" fo:font-style="italic" officeooo:rsid="00103a41" officeooo:paragraph-rsid="00103a41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3333ff" fo:font-style="italic" officeooo:rsid="00767077" officeooo:paragraph-rsid="00767077" style:font-style-asian="italic" style:font-style-complex="italic"/>
    </style:style>
    <style:style style:name="P29" style:family="paragraph" style:parent-style-name="Standard">
      <style:paragraph-properties fo:text-align="center" style:justify-single-word="false"/>
      <style:text-properties fo:color="#3333ff" fo:font-style="italic" officeooo:rsid="0077db95" officeooo:paragraph-rsid="0077db95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color="#3333ff" fo:font-style="italic" officeooo:rsid="0077db95" officeooo:paragraph-rsid="007f0b34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color="#3333ff" fo:font-style="italic" officeooo:rsid="007a0af2" officeooo:paragraph-rsid="007a0af2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color="#3333ff" fo:font-style="italic" officeooo:rsid="007f0b34" officeooo:paragraph-rsid="007f0b34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color="#3333ff" officeooo:rsid="00079e11" officeooo:paragraph-rsid="00079e11"/>
    </style:style>
    <style:style style:name="P34" style:family="paragraph" style:parent-style-name="Standard">
      <style:paragraph-properties fo:text-align="start" style:justify-single-word="false"/>
      <style:text-properties officeooo:rsid="007a0af2" officeooo:paragraph-rsid="007a0af2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079e11" officeooo:paragraph-rsid="00079e11"/>
    </style:style>
    <style:style style:name="P36" style:family="paragraph" style:parent-style-name="Standard" style:list-style-name="L1">
      <style:paragraph-properties fo:text-align="start" style:justify-single-word="false"/>
      <style:text-properties fo:font-weight="normal" officeooo:rsid="00079e11" officeooo:paragraph-rsid="00079e11" style:font-weight-asian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199be4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199be4" officeooo:paragraph-rsid="00199be4"/>
    </style:style>
    <style:style style:name="P39" style:family="paragraph" style:parent-style-name="Standard" style:list-style-name="L2">
      <style:paragraph-properties fo:text-align="start" style:justify-single-word="false"/>
      <style:text-properties fo:font-style="normal" fo:font-weight="normal" officeooo:rsid="00199be4" officeooo:paragraph-rsid="00199be4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tyle="normal" fo:font-weight="normal" officeooo:rsid="001b6c03" officeooo:paragraph-rsid="001b6c0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3333ff" fo:font-style="italic" officeooo:rsid="00767077" officeooo:paragraph-rsid="007a0af2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color="#3333ff" fo:font-style="italic" officeooo:rsid="00767077" officeooo:paragraph-rsid="00767077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color="#3333ff" officeooo:rsid="001b6c03" officeooo:paragraph-rsid="001b6c03"/>
    </style:style>
    <style:style style:name="P44" style:family="paragraph" style:parent-style-name="Standard" style:list-style-name="L3">
      <style:paragraph-properties fo:text-align="start" style:justify-single-word="false"/>
      <style:text-properties fo:color="#3333ff" officeooo:rsid="008a6d1a" officeooo:paragraph-rsid="008a6d1a"/>
    </style:style>
    <style:style style:name="P45" style:family="paragraph" style:parent-style-name="Standard" style:list-style-name="L3">
      <style:paragraph-properties fo:text-align="start" style:justify-single-word="false"/>
      <style:text-properties fo:color="#3333ff" officeooo:rsid="007a0af2" officeooo:paragraph-rsid="007a0af2"/>
    </style:style>
    <style:style style:name="P46" style:family="paragraph" style:parent-style-name="Standard" style:list-style-name="L3">
      <style:paragraph-properties fo:text-align="start" style:justify-single-word="false"/>
      <style:text-properties fo:color="#3333ff" officeooo:rsid="007dfb2a" officeooo:paragraph-rsid="007dfb2a"/>
    </style:style>
    <style:style style:name="P47" style:family="paragraph" style:parent-style-name="Standard">
      <style:paragraph-properties fo:text-align="center" style:justify-single-word="false"/>
      <style:text-properties fo:color="#3333ff" officeooo:rsid="0081db4a" officeooo:paragraph-rsid="00920355"/>
    </style:style>
    <style:style style:name="P48" style:family="paragraph" style:parent-style-name="Standard">
      <style:paragraph-properties fo:text-align="start" style:justify-single-word="false"/>
      <style:text-properties officeooo:rsid="001b6c03" officeooo:paragraph-rsid="001b6c03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142b64" officeooo:paragraph-rsid="00142b64"/>
    </style:style>
    <style:style style:name="P50" style:family="paragraph" style:parent-style-name="Standard">
      <style:paragraph-properties fo:text-align="start" style:justify-single-word="false"/>
      <style:text-properties officeooo:rsid="0081db4a" officeooo:paragraph-rsid="007fdf51"/>
    </style:style>
    <style:style style:name="P51" style:family="paragraph" style:parent-style-name="Standard" style:list-style-name="L1">
      <style:paragraph-properties fo:text-align="start" style:justify-single-word="false" fo:break-before="page"/>
      <style:text-properties fo:font-style="normal" fo:font-weight="normal" officeooo:rsid="00199be4" officeooo:paragraph-rsid="00199be4" style:font-style-asian="normal" style:font-weight-asian="normal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 fo:break-before="page"/>
      <style:text-properties officeooo:rsid="0021d004" officeooo:paragraph-rsid="0021d004"/>
    </style:style>
    <style:style style:name="T1" style:family="text">
      <style:text-properties fo:font-weight="bold" officeooo:rsid="001fd851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8b7b" style:font-weight-asian="normal" style:font-weight-complex="normal"/>
    </style:style>
    <style:style style:name="T4" style:family="text">
      <style:text-properties fo:font-weight="normal" officeooo:rsid="000b6e5a" style:font-weight-asian="normal" style:font-weight-complex="normal"/>
    </style:style>
    <style:style style:name="T5" style:family="text">
      <style:text-properties fo:font-weight="normal" officeooo:rsid="0061b466" style:font-weight-asian="normal" style:font-weight-complex="normal"/>
    </style:style>
    <style:style style:name="T6" style:family="text">
      <style:text-properties fo:font-weight="normal" officeooo:rsid="0062d34c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d851" style:font-style-asian="italic" style:font-style-complex="italic"/>
    </style:style>
    <style:style style:name="T9" style:family="text">
      <style:text-properties fo:font-style="italic" officeooo:rsid="0028fef2" style:font-style-asian="italic" style:font-style-complex="italic"/>
    </style:style>
    <style:style style:name="T10" style:family="text">
      <style:text-properties fo:font-style="italic" officeooo:rsid="004819fb" style:font-style-asian="italic" style:font-style-complex="italic"/>
    </style:style>
    <style:style style:name="T11" style:family="text">
      <style:text-properties fo:font-style="italic" officeooo:rsid="002ae37f" style:font-style-asian="italic" style:font-style-complex="italic"/>
    </style:style>
    <style:style style:name="T12" style:family="text">
      <style:text-properties fo:font-style="italic" officeooo:rsid="00731aac" style:font-style-asian="italic" style:font-style-complex="italic"/>
    </style:style>
    <style:style style:name="T13" style:family="text">
      <style:text-properties fo:font-style="italic" fo:font-weight="normal" officeooo:rsid="000b6e5a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62d34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66827a" style:font-style-asian="italic" style:font-weight-asian="normal" style:font-style-complex="italic" style:font-weight-complex="normal"/>
    </style:style>
    <style:style style:name="T16" style:family="text">
      <style:text-properties fo:font-style="normal" officeooo:rsid="001fd851" style:font-style-asian="normal" style:font-style-complex="normal"/>
    </style:style>
    <style:style style:name="T17" style:family="text">
      <style:text-properties fo:font-style="normal" officeooo:rsid="004601e1" style:font-style-asian="normal" style:font-style-complex="normal"/>
    </style:style>
    <style:style style:name="T18" style:family="text">
      <style:text-properties fo:font-style="normal" officeooo:rsid="0046f35b" style:font-style-asian="normal" style:font-style-complex="normal"/>
    </style:style>
    <style:style style:name="T19" style:family="text">
      <style:text-properties fo:font-style="normal" officeooo:rsid="0057055b" style:font-style-asian="normal" style:font-style-complex="normal"/>
    </style:style>
    <style:style style:name="T20" style:family="text">
      <style:text-properties fo:font-style="normal" officeooo:rsid="0058a41a" style:font-style-asian="normal" style:font-style-complex="normal"/>
    </style:style>
    <style:style style:name="T21" style:family="text">
      <style:text-properties fo:font-style="normal" officeooo:rsid="00731aac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b6e5a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92f3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99be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6c0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fd85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24d6f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92d1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b1f0a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66827a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ccc2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officeooo:rsid="001fd851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21d004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205b8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24d6f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7179e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0eb9ee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357a8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6188ac" style:font-style-asian="normal" style:font-weight-asian="bold" style:font-style-complex="normal" style:font-weight-complex="bold"/>
    </style:style>
    <style:style style:name="T41" style:family="text">
      <style:text-properties officeooo:rsid="0010e85f"/>
    </style:style>
    <style:style style:name="T42" style:family="text">
      <style:text-properties officeooo:rsid="00142b64"/>
    </style:style>
    <style:style style:name="T43" style:family="text">
      <style:text-properties officeooo:rsid="001df3c2"/>
    </style:style>
    <style:style style:name="T44" style:family="text">
      <style:text-properties officeooo:rsid="001fd851"/>
    </style:style>
    <style:style style:name="T45" style:family="text">
      <style:text-properties officeooo:rsid="00246f37"/>
    </style:style>
    <style:style style:name="T46" style:family="text">
      <style:text-properties officeooo:rsid="002ae37f"/>
    </style:style>
    <style:style style:name="T47" style:family="text">
      <style:text-properties officeooo:rsid="002b8e95"/>
    </style:style>
    <style:style style:name="T48" style:family="text">
      <style:text-properties officeooo:rsid="002e329a"/>
    </style:style>
    <style:style style:name="T49" style:family="text">
      <style:text-properties officeooo:rsid="005cdd3b"/>
    </style:style>
    <style:style style:name="T50" style:family="text">
      <style:text-properties fo:color="#3333ff"/>
    </style:style>
    <style:style style:name="T51" style:family="text">
      <style:text-properties fo:color="#3333ff" style:text-line-through-style="solid" style:text-line-through-type="single" officeooo:rsid="0028fef2"/>
    </style:style>
    <style:style style:name="T52" style:family="text">
      <style:text-properties fo:color="#3333ff" style:text-line-through-style="none" style:text-line-through-type="none" officeooo:rsid="0028fef2"/>
    </style:style>
    <style:style style:name="T53" style:family="text">
      <style:text-properties fo:color="#3333ff" style:text-line-through-style="none" style:text-line-through-type="none" officeooo:rsid="00704ac8"/>
    </style:style>
    <style:style style:name="T54" style:family="text">
      <style:text-properties fo:color="#3333ff" officeooo:rsid="00704ac8"/>
    </style:style>
    <style:style style:name="T55" style:family="text">
      <style:text-properties fo:color="#3333ff" officeooo:rsid="00142b64"/>
    </style:style>
    <style:style style:name="T56" style:family="text">
      <style:text-properties fo:color="#3333ff" officeooo:rsid="00731aac"/>
    </style:style>
    <style:style style:name="T57" style:family="text">
      <style:text-properties fo:color="#3333ff" officeooo:rsid="00796a46"/>
    </style:style>
    <style:style style:name="T58" style:family="text">
      <style:text-properties fo:color="#3333ff" fo:font-style="italic" style:font-style-asian="italic" style:font-style-complex="italic"/>
    </style:style>
    <style:style style:name="T59" style:family="text">
      <style:text-properties fo:color="#3333ff" fo:font-style="italic" officeooo:rsid="007a0af2" style:font-style-asian="italic" style:font-style-complex="italic"/>
    </style:style>
    <style:style style:name="T60" style:family="text">
      <style:text-properties fo:color="#3333ff" officeooo:rsid="007dfb2a"/>
    </style:style>
    <style:style style:name="T61" style:family="text">
      <style:text-properties fo:color="#3333ff" officeooo:rsid="008592ab"/>
    </style:style>
    <style:style style:name="T62" style:family="text">
      <style:text-properties fo:color="#3333ff" officeooo:rsid="0085e03e"/>
    </style:style>
    <style:style style:name="T63" style:family="text">
      <style:text-properties fo:color="#3333ff" officeooo:rsid="008e3d44"/>
    </style:style>
    <style:style style:name="T64" style:family="text">
      <style:text-properties officeooo:rsid="00704ac8"/>
    </style:style>
    <style:style style:name="T65" style:family="text">
      <style:text-properties officeooo:rsid="0071f647"/>
    </style:style>
    <style:style style:name="T66" style:family="text">
      <style:text-properties officeooo:rsid="00731aac"/>
    </style:style>
    <style:style style:name="T67" style:family="text">
      <style:text-properties officeooo:rsid="007a0af2"/>
    </style:style>
    <style:style style:name="T68" style:family="text">
      <style:text-properties officeooo:rsid="007f0b34"/>
    </style:style>
    <style:style style:name="T69" style:family="text">
      <style:text-properties officeooo:rsid="00848cfa"/>
    </style:style>
    <style:style style:name="T70" style:family="text">
      <style:text-properties officeooo:rsid="0087060e"/>
    </style:style>
    <style:style style:name="T71" style:family="text">
      <style:text-properties officeooo:rsid="008bccd6"/>
    </style:style>
    <style:style style:name="T72" style:family="text">
      <style:text-properties officeooo:rsid="008daca7"/>
    </style:style>
    <style:style style:name="T73" style:family="text">
      <style:text-properties officeooo:rsid="0092035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S 121 SI – Week 2 Worksheet – <text:span text:style-name="T45">Includes, Namespacing, and Functions</text:span></text:p>
      <text:list xml:id="list7523279222225753613" text:style-name="L1">
        <text:list-header>
          <text:p text:style-name="P35"/>
        </text:list-header>
        <text:list-item>
          <text:p text:style-name="P35">What is a preprocessor directive? <text:span text:style-name="T41">Give an example of a preprocessor directive and what your example does.</text:span></text:p>
        </text:list-item>
      </text:list>
      <text:p text:style-name="P2"><text:tab/><text:span text:style-name="T56">A preprocessor directive is a statement in the code that is ran before compile time (i.e. for the <text:tab/>preprocessor to run). It is not actual C++ syntax.</text:span></text:p>
      <text:p text:style-name="P33"><text:tab/></text:p>
      <text:p text:style-name="P33"><text:tab/><text:span text:style-name="T66">Examples: </text:span><text:span text:style-name="T12">#include &lt;iomanip&gt; </text:span><text:span text:style-name="T21">which “pastes” the iomanip library into your code for usage.</text:span></text:p>
      <text:p text:style-name="P33"><text:tab/><text:tab/> <text:s text:c="5"/><text:span text:style-name="T12">#define PI 3.141592</text:span><text:span text:style-name="T66"> <text:s/>which (unsafely) replaces all instances of PI with 3.141592</text:span></text:p>
      <text:list xml:id="list161227709459019" text:continue-numbering="true" text:style-name="L1">
        <text:list-item>
          <text:p text:style-name="P35"><text:span text:style-name="T2">Assume you work for a company as a software migration expert and </text:span><text:span text:style-name="T5">your project leader</text:span><text:span text:style-name="T2"> wishes to use the following program in the company's software suite:</text:span></text:p>
          <text:p text:style-name="P36"/>
        </text:list-item>
      </text:list>
      <text:p text:style-name="P4"><text:tab/><text:span text:style-name="T9">#include &lt;iostream&gt;</text:span></text:p>
      <text:p text:style-name="P17"><text:tab/><text:span text:style-name="T46">#include &lt;string&gt;</text:span></text:p>
      <text:p text:style-name="P17"><text:tab/><text:span text:style-name="T48">#include &lt;loginsys&gt; <text:s/>// made-up library used for calling validUser in this exercise</text:span></text:p>
      <text:p text:style-name="P17"><text:tab/><text:span text:style-name="T51">using namespace std; </text:span><text:span text:style-name="T52">// </text:span><text:span text:style-name="T53">must omit or else conflicts with loginsys and iostream occur</text:span></text:p>
      <text:p text:style-name="P17"><text:tab/><text:span text:style-name="T54">using std::getline; <text:s text:c="5"/>// implied that loginsys never uses this so this is valid</text:span></text:p>
      <text:p text:style-name="P27"><text:tab/><text:span text:style-name="T64">using std::string; <text:s text:c="6"/>// “ <text:s text:c="77"/>“</text:span></text:p>
      <text:p text:style-name="P27"><text:tab/><text:span text:style-name="T64">using std::endl; <text:s text:c="8"/>// “ <text:s text:c="77"/>“</text:span></text:p>
      <text:p text:style-name="P17"><text:tab/><text:span text:style-name="T46">int main()</text:span></text:p>
      <text:p text:style-name="P17"><text:tab/><text:span text:style-name="T46">{</text:span></text:p>
      <text:p text:style-name="P18"><text:tab/><text:span text:style-name="T42"> <text:s text:c="7"/>string user_acct = “”;</text:span></text:p>
      <text:p text:style-name="P18"><text:tab/><text:span text:style-name="T42"> <text:s text:c="7"/>int pin = -1;</text:span></text:p>
      <text:p text:style-name="P18"><text:tab/><text:span text:style-name="T42"> <text:s text:c="7"/></text:span></text:p>
      <text:p text:style-name="P19"><text:tab/> <text:s text:c="7"/><text:span text:style-name="T54">std::</text:span><text:span text:style-name="T50">cout</text:span> &lt;&lt; “Please enter in your account user name: “;</text:p>
      <text:p text:style-name="P18"><text:tab/><text:span text:style-name="T42"> <text:s text:c="7"/></text:span></text:p>
      <text:p text:style-name="P19"><text:tab/> <text:s text:c="7"/>getline(<text:span text:style-name="T54">std::</text:span><text:span text:style-name="T50">cin</text:span>, user_acct);</text:p>
      <text:p text:style-name="P18"><text:tab/><text:span text:style-name="T42"> <text:s text:c="7"/></text:span></text:p>
      <text:p text:style-name="P18"><text:tab/><text:span text:style-name="T42"> <text:s text:c="7"/></text:span><text:span text:style-name="T55">std::cout </text:span><text:span text:style-name="T42">&lt;&lt; “Please enter in your account pin: “;</text:span></text:p>
      <text:p text:style-name="P18"><text:tab/><text:span text:style-name="T42"> <text:s text:c="7"/></text:span></text:p>
      <text:p text:style-name="P18"><text:tab/><text:span text:style-name="T42"> <text:s text:c="6"/></text:span><text:span text:style-name="T55"><text:s/>std::cin</text:span><text:span text:style-name="T42"> &gt;&gt; pin;</text:span></text:p>
      <text:p text:style-name="P18"><text:tab/><text:span text:style-name="T42"> <text:s text:c="7"/></text:span></text:p>
      <text:p text:style-name="P18"><text:tab/><text:span text:style-name="T42"> <text:s text:c="7"/>if ( validUser(user_acct, pin) ) <text:s text:c="6"/>// assume loginsys has this function defined</text:span></text:p>
      <text:p text:style-name="P18"><text:tab/><text:span text:style-name="T42"> <text:s text:c="7"/>{</text:span></text:p>
      <text:p text:style-name="P16"><text:tab/> <text:s text:c="15"/><text:span text:style-name="T54">std::</text:span><text:span text:style-name="T50">cout </text:span>&lt;&lt; “Thank you for logging into the system.” &lt;&lt; <text:span text:style-name="T65">endl;</text:span></text:p>
      <text:p text:style-name="P18"><text:tab/><text:span text:style-name="T42"> <text:s text:c="15"/></text:span></text:p>
      <text:p text:style-name="P18"><text:tab/><text:span text:style-name="T42"> <text:s text:c="15"/></text:span>//... <text:span text:style-name="T47">other code for stuff after logging in...</text:span></text:p>
      <text:p text:style-name="P18"><text:tab/><text:span text:style-name="T42"> <text:s text:c="7"/>}</text:span></text:p>
      <text:p text:style-name="P18"><text:tab/><text:span text:style-name="T42"> <text:s text:c="7"/>else</text:span></text:p>
      <text:p text:style-name="P18"><text:tab/><text:span text:style-name="T42"> <text:s text:c="7"/>{</text:span></text:p>
      <text:p text:style-name="P18"><text:tab/><text:span text:style-name="T42"> <text:s text:c="15"/></text:span><text:span text:style-name="T55">std::cout </text:span><text:span text:style-name="T42">&lt;&lt; “ERROR: Invalid user data submitted. Ending program...” &lt;&lt; endl;</text:span></text:p>
      <text:p text:style-name="P18"><text:tab/><text:span text:style-name="T42"> <text:s text:c="15"/>return -1; <text:s text:c="9"/>// arbitrary return code for this program (bad login info)</text:span></text:p>
      <text:p text:style-name="P18"><text:tab/><text:span text:style-name="T42"> <text:s text:c="7"/>}</text:span></text:p>
      <text:p text:style-name="P18"><text:tab/><text:span text:style-name="T42"> <text:s text:c="7"/></text:span></text:p>
      <text:p text:style-name="P18"><text:tab/><text:span text:style-name="T42"> <text:s text:c="7"/>return 0; <text:s text:c="18"/>// returning 0 (historically) means no errors in the code</text:span></text:p>
      <text:p text:style-name="P4"><text:span text:style-name="T7"><text:tab/></text:span><text:span text:style-name="T11">}</text:span></text:p>
      <text:p text:style-name="P4"/>
      <text:p text:style-name="P3"><text:span text:style-name="T3"><text:tab/>Unfortunately for you, </text:span><text:span text:style-name="T6">the library</text:span><text:span text:style-name="T3"> </text:span><text:span text:style-name="T14">loginsys</text:span><text:span text:style-name="T3"> reserve</text:span><text:span text:style-name="T6">s</text:span><text:span text:style-name="T3"> </text:span><text:span text:style-name="T4">the keywords </text:span><text:span text:style-name="T13">cout </text:span><text:span text:style-name="T31">and </text:span><text:span text:style-name="T15">cin</text:span><text:span text:style-name="T13"> </text:span><text:span text:style-name="T23">for </text:span><text:span text:style-name="T31">its own <text:tab/>special purposes</text:span><text:span text:style-name="T23">. </text:span><text:span text:style-name="T28">To keep your job, </text:span><text:span text:style-name="T36">t</text:span><text:span text:style-name="T37">weak</text:span><text:span text:style-name="T38"> the </text:span><text:span text:style-name="T40">code </text:span><text:span text:style-name="T38">so your company may </text:span><text:span text:style-name="T39">seamlessly</text:span><text:span text:style-name="T38"> use it.</text:span></text:p>
      <text:list xml:id="list161226334869682" text:continue-numbering="true" text:style-name="L1">
        <text:list-item>
          <text:p text:style-name="P51">Write a program that does the following:</text:p>
        </text:list-item>
      </text:list>
      <text:list xml:id="list2489540367036973275" text:style-name="L2">
        <text:list-item>
          <text:p text:style-name="P37"><text:span text:style-name="T25">Takes three </text:span><text:span text:style-name="T27">integer </text:span><text:span text:style-name="T25">side lengths (a,b,c) from the user.</text:span></text:p>
        </text:list-item>
        <text:list-item>
          <text:p text:style-name="P38">Determine the type of triangle the user supplied (right, equilateral, or neither)</text:p>
        </text:list-item>
        <text:list-item>
          <text:p text:style-name="P38"><text:span text:style-name="T24">O</text:span><text:span text:style-name="T22">utput the type of triangle the user supplied.</text:span></text:p>
        </text:list-item>
        <text:list-item>
          <text:p text:style-name="P39">Request again if they would like to check another.</text:p>
        </text:list-item>
      </text:list>
      <text:p text:style-name="P11"><text:tab/>An example output would look something similar to the following:</text:p>
      <text:p text:style-name="P11"><text:tab/>```</text:p>
      <text:p text:style-name="P11"><text:tab/><text:tab/><text:span text:style-name="T44">Please enter three side lengths (separated by spaces): 3 4 5</text:span></text:p>
      <text:p text:style-name="P11"><text:tab/><text:tab/><text:span text:style-name="T44">The side lengths provided form a right triangle.</text:span></text:p>
      <text:p text:style-name="P11"><text:tab/><text:tab/><text:span text:style-name="T44">Another triangle (y/n)?: n</text:span></text:p>
      <text:p text:style-name="P11"><text:tab/>```</text:p>
      <text:p text:style-name="P11"><text:tab/><text:span text:style-name="T49">To save space on this paper, the program does not need to do input validation (e.g. user entered <text:tab/>char instead of int for a side length).</text:span></text:p>
      <text:p text:style-name="P50"/>
      <text:p text:style-name="P50"/>
      <text:p text:style-name="P47">&lt; There are three .<text:span text:style-name="T69">cpp solution</text:span>s for this problem, located in the solutions folder for this week.</text:p>
      <text:p text:style-name="P47"><text:span text:style-name="T73">The three types are:</text:span></text:p>
      <text:p text:style-name="P47">- <text:span text:style-name="T73">No functions used</text:span></text:p>
      <text:p text:style-name="P47">- <text:span text:style-name="T73">Functions used</text:span></text:p>
      <text:p text:style-name="P47">- <text:span text:style-name="T73">Improved &amp; with functions</text:span> &gt;</text:p>
      <text:list xml:id="list161227634831852" text:continue-list="list161226334869682" text:style-name="L1">
        <text:list-item>
          <text:p text:style-name="P52">In computer <text:span text:style-name="T43">science, a function is known as a task or action. They sometimes take an input and return an output, but do not always have to do so. The format for declaring a function:</text:span></text:p>
        </text:list-item>
      </text:list>
      <text:p text:style-name="P5"><text:tab/></text:p>
      <text:p text:style-name="P5"><text:tab/><text:span text:style-name="T8">return_type function_identifier ( parameter_list_</text:span><text:span text:style-name="T10">separated_by_commas</text:span><text:span text:style-name="T8"> )</text:span></text:p>
      <text:p text:style-name="P13"><text:tab/><text:span text:style-name="T44">{</text:span></text:p>
      <text:p text:style-name="P15"><text:tab/> <text:s text:c="7"/>// <text:span text:style-name="T44">statements in functions</text:span></text:p>
      <text:p text:style-name="P15"><text:tab/> <text:s text:c="7"/><text:span text:style-name="T44">return return_value;</text:span></text:p>
      <text:p text:style-name="P13"><text:tab/><text:span text:style-name="T44">}</text:span></text:p>
      <text:p text:style-name="P5"/>
      <text:p text:style-name="P5"><text:tab/><text:span text:style-name="T44">An example program:</text:span></text:p>
      <text:p text:style-name="P5"><text:tab/></text:p>
      <text:p text:style-name="P5"><text:tab/><text:span text:style-name="T8">#include &lt;iostream&gt;</text:span><text:span text:style-name="T7"><text:tab/></text:span></text:p>
      <text:p text:style-name="P13"/>
      <text:p text:style-name="P13"><text:tab/><text:span text:style-name="T44">double square ( double x ) <text:s/>// behaves identically to the math function f(x) = x^2</text:span></text:p>
      <text:p text:style-name="P13"><text:tab/><text:span text:style-name="T44">{</text:span></text:p>
      <text:p text:style-name="P14"><text:tab/> <text:s text:c="7"/><text:span text:style-name="T44">double result = x*x;</text:span></text:p>
      <text:p text:style-name="P14"><text:tab/> <text:s text:c="7"/><text:span text:style-name="T44">return result;</text:span></text:p>
      <text:p text:style-name="P13"><text:tab/><text:span text:style-name="T44">}</text:span></text:p>
      <text:p text:style-name="P13"/>
      <text:p text:style-name="P13"><text:tab/><text:span text:style-name="T44">void printHello() <text:s text:c="9"/>// a function that returns nothing (void) and no inputs (empty param list)</text:span></text:p>
      <text:p text:style-name="P13"><text:tab/><text:span text:style-name="T44">{</text:span></text:p>
      <text:p text:style-name="P13"><text:tab/> <text:s text:c="7"/><text:span text:style-name="T44">std::cout &lt;&lt; “Hello!\n”;</text:span></text:p>
      <text:p text:style-name="P13"><text:tab/><text:span text:style-name="T44">}</text:span></text:p>
      <text:p text:style-name="P13"/>
      <text:p text:style-name="P13"><text:tab/><text:span text:style-name="T44">int main() // this is also a function</text:span></text:p>
      <text:p text:style-name="P20"><text:tab/>{</text:p>
      <text:p text:style-name="P14"><text:tab/> <text:s text:c="7"/><text:span text:style-name="T44">std::cout &lt;&lt; “4 squared is: “ &lt;&lt; square(4.0) &lt;&lt; std::endl; // outputs “4 squared is 16.0”</text:span></text:p>
      <text:p text:style-name="P22"><text:s/><text:tab/> <text:s text:c="7"/>printHello(); <text:s text:c="76"/>// outputs “Hello!”</text:p>
      <text:p text:style-name="P21"><text:tab/> <text:s text:c="7"/>return 0;</text:p>
      <text:p text:style-name="P20"><text:tab/>}</text:p>
      <text:p text:style-name="P5"><text:tab/></text:p>
      <text:p text:style-name="P12"><text:tab/><text:span text:style-name="T44">Now, </text:span><text:span text:style-name="T1">c</text:span><text:span text:style-name="T33">onvert the </text:span><text:span text:style-name="T34">following </text:span><text:span text:style-name="T33">math functions into C++ function </text:span><text:span text:style-name="T35">declarations</text:span><text:span text:style-name="T16">. You will need to <text:tab/>call a function from </text:span><text:span text:style-name="T8">cmath</text:span><text:span text:style-name="T16"> to </text:span><text:span text:style-name="T17">(easily)</text:span><text:span text:style-name="T16"> do the last one. </text:span><text:span text:style-name="T18">Assume all variables are </text:span><text:span text:style-name="T19">double-</text:span><text:span text:style-name="T20">type <text:tab/>parameters,</text:span><text:span text:style-name="T18"> </text:span><text:span text:style-name="T20">and that the function returns a double as well</text:span><text:span text:style-name="T18">.</text:span></text:p>
      <text:p text:style-name="P9"><draw:frame draw:style-name="fr1" draw:name="Object1" text:anchor-type="as-char" svg:width="0.9283in" svg:height="0.1992in" draw:z-index="1"><draw:object xlink:href="./Object 2" xlink:type="simple" xlink:show="embed" xlink:actuate="onLoad"/><draw:image xlink:href="./ObjectReplacements/Object 2" xlink:type="simple" xlink:show="embed" xlink:actuate="onLoad"/></draw:frame><text:tab/><text:tab/></text:p>
      <text:p text:style-name="P9"><text:span text:style-name="T58"><text:tab/><text:tab/>// </text:span><text:span text:style-name="T59">f(x) = m*x + b</text:span></text:p>
      <text:p text:style-name="P41"><text:tab/><text:tab/>double line (double m, double x, double b) </text:p>
      <text:p text:style-name="P28"><text:tab/><text:tab/>{ </text:p>
      <text:p text:style-name="P28"><text:tab/><text:tab/><text:tab/>return ( (m*x) + b ) </text:p>
      <text:p text:style-name="P28"><text:tab/><text:tab/>}</text:p>
      <text:p text:style-name="P8"/>
      <text:p text:style-name="P9"><draw:frame draw:style-name="fr1" draw:name="Object2" text:anchor-type="as-char" svg:width="1.6063in" svg:height="0.2134in" draw:z-index="2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P10"><text:span text:style-name="T58"><text:tab/><text:tab/>// </text:span><text:span text:style-name="T59">f(x) = (y-y0)/(x-x0)</text:span></text:p>
      <text:p text:style-name="P41"><text:tab/><text:tab/>double slope (double y, double yknot, double x, double xknot) </text:p>
      <text:p text:style-name="P28"><text:tab/><text:tab/>{ </text:p>
      <text:p text:style-name="P28"><text:tab/><text:tab/><text:tab/>return (y – y<text:span text:style-name="T67">knot</text:span>)/(x - x<text:span text:style-name="T67">knot</text:span>); </text:p>
      <text:p text:style-name="P28"><text:tab/><text:tab/>}</text:p>
      <text:p text:style-name="P23"/>
      <text:p text:style-name="P29">&lt;Rest of solutions on next page&gt;</text:p>
      <text:p text:style-name="P7"><text:soft-page-break/><draw:frame draw:style-name="fr1" draw:name="Object3" text:anchor-type="as-char" svg:width="1.5516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34"><text:tab/><text:span text:style-name="T58">// f(x) = x0 + v0*t + .5 * ax * t^2 </text:span></text:p>
      <text:p text:style-name="P31"><text:tab/>double position (double xknot, double vknot, double time, double ax) </text:p>
      <text:p text:style-name="P31"><text:tab/>{ </text:p>
      <text:p text:style-name="P31"><text:tab/><text:tab/>//for ease of readability </text:p>
      <text:p text:style-name="P31"><text:tab/><text:tab/>double left_half = xknot + (vknot * time); </text:p>
      <text:p text:style-name="P31"><text:tab/><text:tab/>double right_half = .5 * ax * time * time; </text:p>
      <text:p text:style-name="P31"/>
      <text:p text:style-name="P31"><text:tab/><text:tab/>return left_half + right_half; </text:p>
      <text:p text:style-name="P31"><text:tab/>}</text:p>
      <text:p text:style-name="P6"/>
      <text:p text:style-name="P25"><draw:frame draw:style-name="fr1" draw:name="1" text:anchor-type="as-char" svg:width="1.6382in" svg:height="0.263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5"/>
      <text:p text:style-name="P26"><text:tab/><text:span text:style-name="T58">// </text:span><text:span text:style-name="T59">f(x) = sqrt(v0^2 + 2*ax * (x - x0) )</text:span></text:p>
      <text:p text:style-name="P30"><text:tab/><text:span text:style-name="T68">double position2 (double vknot, ax, double x, double xknot) </text:span></text:p>
      <text:p text:style-name="P32"><text:tab/>{ </text:p>
      <text:p text:style-name="P32"><text:tab/><text:tab/>// for ease of readability again </text:p>
      <text:p text:style-name="P32"><text:tab/><text:tab/>double left_half = vknot * vknot; </text:p>
      <text:p text:style-name="P32"><text:tab/><text:tab/>double right_half = 2.0 * ax * (x - xknot); </text:p>
      <text:p text:style-name="P32"><text:s text:c="2"/></text:p>
      <text:p text:style-name="P32"><text:tab/><text:tab/>return sqrt(left_half + right_half); </text:p>
      <text:p text:style-name="P32"><text:tab/>}</text:p>
      <text:p text:style-name="P25"/>
      <text:p text:style-name="P25"/>
      <text:p text:style-name="P25"/>
      <text:list xml:id="list161226969484339" text:continue-numbering="true" text:style-name="L1">
        <text:list-item>
          <text:p text:style-name="P40">Looking back at problem 3: If you did not use functions where do you think they could exist? If you did use functions, list what functions you implemented.</text:p>
        </text:list-item>
      </text:list>
      <text:p text:style-name="P12"/>
      <text:p text:style-name="P12"/>
      <text:p text:style-name="P43"><text:tab/><text:span text:style-name="T67">Possible functions (both in and out of the program's scope):</text:span></text:p>
      <text:list xml:id="list5809615074105364409" text:style-name="L3">
        <text:list-item>
          <text:p text:style-name="P44">Verifying the type of triangle</text:p>
        </text:list-item>
        <text:list-item>
          <text:p text:style-name="P45"><text:span text:style-name="T72">Handling</text:span> user input (<text:span text:style-name="T71">especially </text:span>if <text:span text:style-name="T71">user validation is a necessity)</text:span></text:p>
        </text:list-item>
        <text:list-item>
          <text:p text:style-name="P46">Displaying a menu (<text:span text:style-name="T71">to improve the program's looks to the user)</text:span></text:p>
        </text:list-item>
      </text:list>
      <text:p text:style-name="P12"/>
      <text:p text:style-name="P12"/>
      <text:p text:style-name="P12"/>
      <text:p text:style-name="P12"/>
      <text:list xml:id="list161226044821463" text:continue-list="list161226969484339" text:style-name="L1">
        <text:list-item>
          <text:p text:style-name="P49"><text:span text:style-name="T22">Compare and contrast problems 3 &amp; </text:span><text:span text:style-name="T26">5</text:span><text:span text:style-name="T22">. </text:span><text:span text:style-name="T29">Is using functions in problem 3 more convenient, </text:span><text:span text:style-name="T32">less convenient, or makes no difference</text:span><text:span text:style-name="T29">? Explain your </text:span><text:span text:style-name="T30">thoughts</text:span><text:span text:style-name="T29">.</text:span></text:p>
        </text:list-item>
      </text:list>
      <text:p text:style-name="P1"><text:tab/></text:p>
      <text:p text:style-name="P1"><text:tab/><text:span text:style-name="T60">For what was requested, a functional approach doesn't benefit too much</text:span><text:span text:style-name="T57">. </text:span><text:span text:style-name="T60">However, if I wanted <text:tab/>to improve the program more (e.g. display a fancy menu, validate user input, </text:span><text:span text:style-name="T63">add more triangle <text:tab/>options,</text:span><text:span text:style-name="T60"> etc.) then functions would definitely make things more convenient </text:span><text:span text:style-name="T62">(</text:span><text:span text:style-name="T61">and easily <text:tab/>manageable</text:span><text:span text:style-name="T62">)</text:span><text:span text:style-name="T6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Greene</meta:initial-creator>
    <meta:creation-date>2015-09-02T21:56:20.428699960</meta:creation-date>
    <dc:date>2015-09-03T16:12:25.604360417</dc:date>
    <dc:creator>Joe Greene</dc:creator>
    <meta:editing-duration>PT2H27M16S</meta:editing-duration>
    <meta:editing-cycles>139</meta:editing-cycles>
    <meta:generator>LibreOffice/4.2.8.2$Linux_X86_64 LibreOffice_project/420m0$Build-2</meta:generator>
    <meta:document-statistic meta:table-count="0" meta:image-count="0" meta:object-count="4" meta:page-count="4" meta:paragraph-count="126" meta:word-count="897" meta:character-count="5832" meta:non-whitespace-character-count="429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subsup>
                <mi>V</mi>
                <mn>0</mn>
                <mn>2</mn>
              </msubsup>
              <mo stretchy="false">+</mo>
              <mn>2</mn>
            </mrow>
            <msub>
              <mi>a</mi>
              <mi>x</mi>
            </msub>
            <mrow>
              <mo fence="true" stretchy="tru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true">)</mo>
            </mrow>
          </mrow>
        </msqrt>
      </mrow>
    </mrow>
    <annotation encoding="StarMath 5.0">f(x)= sqrt {{V} rsub {0} rsup {2} +2 {a} rsub {x} left (x- {x} rsub {0} right )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mx</mi>
          <mo stretchy="false">+</mo>
          <mi>b</mi>
        </mrow>
      </mrow>
    </mrow>
    <annotation encoding="StarMath 5.0">f(x)= mx+b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fence="true" stretchy="false">(</mo>
            <mrow>
              <mrow>
                <mi>y</mi>
                <mo stretchy="false">−</mo>
                <msub>
                  <mi>y</mi>
                  <mn>0</mn>
                </msub>
              </mrow>
            </mrow>
            <mo fence="true" stretchy="false">)</mo>
          </mrow>
          <mo stretchy="false">/</mo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</mrow>
    <annotation encoding="StarMath 5.0">f(x)= (y- {y} rsub {0} )/(x- {x} rsub {0}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x</mi>
            <mn>0</mn>
          </msub>
          <mo stretchy="false">+</mo>
          <msub>
            <mi>V</mi>
            <mn>0</mn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f(x)= {x} rsub {0} + {V} rsub {0} t+ {1} over {2} {a} rsub {x} {t} ^ {2}</annotation>
  </semantics>
</math>
</file>